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31617162835685147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95154779364985541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65355307093728441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95499298378714303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8722986361084656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250446527422430712"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54370877676444935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97348324572341469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4709514" text:continue-list="list454370877676444935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5207125575091803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471776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471764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4706625"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4701334"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4705588"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07503783681386692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5557317066904924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5093742051186895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4698183"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58444570591806448"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09700703653450692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89424365035769367" text:style-name="L15">
        <text:list-item>
          <text:list>
            <text:list-header>
              <text:p text:style-name="P182">1.5 miles averaging about 9:40/mile and rest 1 min</text:p>
            </text:list-header>
          </text:list>
        </text:list-item>
      </text:list>
      <text:p text:style-name="P24">1 mile in 8:26 and rest 2 min</text:p>
      <text:list xml:id="list920244053912488834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651767957087947996"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4711588"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884764749767877757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38750678619797334"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6438805270068157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4727161" text:continue-list="list9038750678619797334" text:style-name="L19">
        <text:list-item>
          <text:list>
            <text:list-header>
              <text:p text:style-name="P186">(Pace*HR)=1240</text:p>
            </text:list-header>
          </text:list>
        </text:list-item>
      </text:list>
      <text:list xml:id="list24705777" text:continue-list="list8847647497678777571" text:style-name="L18">
        <text:list-item>
          <text:list>
            <text:list-header>
              <text:p text:style-name="P185">2 miles at 10:46/mile Ave HR= 121 bpm and rest a few minutes</text:p>
            </text:list-header>
          </text:list>
        </text:list-item>
      </text:list>
      <text:list xml:id="list24722460" text:continue-list="list2472716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471285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24072547550972735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31763809073480562"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121931225651454538"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09166070914668952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17987496093744057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5556738455051996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4713267"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469888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49769430136417625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39492811925477309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874003529824079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856011654069750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5877737951512726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63261386187314989" text:style-name="L32">
        <text:list-item>
          <text:list>
            <text:list-header>
              <text:p text:style-name="P196">0.25 miles in 2:54</text:p>
              <text:p text:style-name="P196">1 mile in 9:21 going faster as I ran and ending at around 8:30 pace</text:p>
            </text:list-header>
          </text:list>
        </text:list-item>
      </text:list>
      <text:list xml:id="list848589339776809523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2183449828297664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6169760799354807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4625967416244669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31016377737586211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1T04:46:49.42</dc:date>
    <dc:creator>James Lombardi</dc:creator>
    <meta:editing-duration>P25DT6H44M30S</meta:editing-duration>
    <meta:editing-cycles>1985</meta:editing-cycles>
    <meta:generator>OpenOffice/4.1.2$Win32 OpenOffice.org_project/412m3$Build-9782</meta:generator>
    <meta:document-statistic meta:table-count="0" meta:image-count="9" meta:object-count="0" meta:page-count="198" meta:paragraph-count="5736" meta:word-count="62070" meta:character-count="318163"/>
  </office:meta>
</office:document-meta>
</file>